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AB8000004F04E29D77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6pt" style:font-size-asian="31.5pt" style:font-size-complex="3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ptive Vorhersage über</text:p>
      <text:p text:style-name="P1">Markov-Ketten</text:p>
      <text:p text:style-name="P1"><draw:frame draw:style-name="fr1" draw:name="Grafik1" text:anchor-type="paragraph" svg:width="25.7cm" svg:height="11.837cm" draw:z-index="0"><draw:image xlink:href="Pictures/1000000000000AB8000004F04E29D7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9:10:55</meta:creation-date>
    <dc:date>2013-03-08T00:18:33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" meta:paragraph-count="2" meta:word-count="4" meta:character-count="37" meta:non-whitespace-character-count="35"/>
  </office:meta>
</office:document-meta>
</file>